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7772in" fo:break-before="auto" style:use-optimal-row-height="fals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0">
      <style:table-cell-properties fo:background-color="#9999ff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420e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9999ff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420e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00">
      <style:table-cell-properties fo:background-color="#ff8080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00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ccccff" style:text-align-source="fix" style:repeat-content="false" fo:border="0.0008in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ce3"/>
        <table:table-column table:style-name="co1" table:number-columns-repeated="7" table:default-cell-style-name="ce8"/>
        <table:table-column table:style-name="co1" table:number-columns-repeated="5" table:default-cell-style-name="ce3"/>
        <table:table-column table:style-name="co1" table:number-columns-repeated="2" table:default-cell-style-name="ce1"/>
        <table:table-row table:style-name="ro1">
          <table:table-cell table:number-columns-repeated="2"/>
          <table:table-cell table:style-name="ce2" office:value-type="string">
            <text:p>-5/0</text:p>
          </table:table-cell>
          <table:table-cell table:number-columns-repeated="4"/>
          <table:table-cell table:style-name="ce7" office:value-type="string">
            <text:p>0/0</text:p>
          </table:table-cell>
          <table:table-cell office:value-type="string">
            <text:p>1/0</text:p>
          </table:table-cell>
          <table:table-cell office:value-type="string">
            <text:p>2/0</text:p>
          </table:table-cell>
          <table:table-cell office:value-type="string">
            <text:p>3/0</text:p>
          </table:table-cell>
          <table:table-cell office:value-type="string">
            <text:p>4/0</text:p>
          </table:table-cell>
          <table:table-cell office:value-type="string">
            <text:p>5/0</text:p>
          </table:table-cell>
          <table:table-cell table:style-name="ce9" office:value-type="string">
            <text:p>6/0</text:p>
          </table:table-cell>
          <table:table-cell table:number-columns-repeated="4"/>
          <table:table-cell table:style-name="ce4" office:value-type="string">
            <text:p>11/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6"/>
          <table:table-cell office:value-type="string">
            <text:p>0/1</text:p>
          </table:table-cell>
          <table:table-cell office:value-type="string">
            <text:p>1/1</text:p>
          </table:table-cell>
          <table:table-cell office:value-type="string">
            <text:p>2/1</text:p>
          </table:table-cell>
          <table:table-cell office:value-type="string">
            <text:p>3/1</text:p>
          </table:table-cell>
          <table:table-cell office:value-type="string">
            <text:p>4/1</text:p>
          </table:table-cell>
          <table:table-cell office:value-type="string">
            <text:p>5/1</text:p>
          </table:table-cell>
          <table:table-cell office:value-type="string">
            <text:p>6/1</text:p>
          </table:table-cell>
          <table:table-cell table:style-name="ce5"/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style-name="ce6"/>
          <table:table-cell/>
          <table:table-cell office:value-type="string">
            <text:p>0/2</text:p>
          </table:table-cell>
          <table:table-cell office:value-type="string">
            <text:p>1/2</text:p>
          </table:table-cell>
          <table:table-cell office:value-type="string">
            <text:p>2/2</text:p>
          </table:table-cell>
          <table:table-cell office:value-type="string">
            <text:p>3/2</text:p>
          </table:table-cell>
          <table:table-cell office:value-type="string">
            <text:p>4/2</text:p>
          </table:table-cell>
          <table:table-cell office:value-type="string">
            <text:p>5/2</text:p>
          </table:table-cell>
          <table:table-cell office:value-type="string">
            <text:p>6/2</text:p>
          </table:table-cell>
          <table:table-cell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style-name="ce5"/>
          <table:table-cell/>
          <table:table-cell office:value-type="string">
            <text:p>0/3</text:p>
          </table:table-cell>
          <table:table-cell office:value-type="string">
            <text:p>1/3</text:p>
          </table:table-cell>
          <table:table-cell office:value-type="string">
            <text:p>2/3</text:p>
          </table:table-cell>
          <table:table-cell office:value-type="string">
            <text:p>3/3</text:p>
          </table:table-cell>
          <table:table-cell office:value-type="string">
            <text:p>4/3</text:p>
          </table:table-cell>
          <table:table-cell office:value-type="string">
            <text:p>5/3</text:p>
          </table:table-cell>
          <table:table-cell office:value-type="string">
            <text:p>6/3</text:p>
          </table:table-cell>
          <table:table-cell/>
          <table:table-cell table:style-name="ce6"/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5"/>
          <table:table-cell office:value-type="string">
            <text:p>0/4</text:p>
          </table:table-cell>
          <table:table-cell office:value-type="string">
            <text:p>1/4</text:p>
          </table:table-cell>
          <table:table-cell office:value-type="string">
            <text:p>2/4</text:p>
          </table:table-cell>
          <table:table-cell office:value-type="string">
            <text:p>3/4</text:p>
          </table:table-cell>
          <table:table-cell office:value-type="string">
            <text:p>4/4</text:p>
          </table:table-cell>
          <table:table-cell office:value-type="string">
            <text:p>5/4</text:p>
          </table:table-cell>
          <table:table-cell office:value-type="string">
            <text:p>6/4</text:p>
          </table:table-cell>
          <table:table-cell table:style-name="ce6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-5/5</text:p>
          </table:table-cell>
          <table:table-cell table:number-columns-repeated="4"/>
          <table:table-cell table:style-name="ce9" office:value-type="string">
            <text:p>0/5</text:p>
          </table:table-cell>
          <table:table-cell office:value-type="string">
            <text:p>1/5</text:p>
          </table:table-cell>
          <table:table-cell office:value-type="string">
            <text:p>2/5</text:p>
          </table:table-cell>
          <table:table-cell office:value-type="string">
            <text:p>3/5</text:p>
          </table:table-cell>
          <table:table-cell office:value-type="string">
            <text:p>4/5</text:p>
          </table:table-cell>
          <table:table-cell office:value-type="string">
            <text:p>5/5</text:p>
          </table:table-cell>
          <table:table-cell table:style-name="ce7" office:value-type="string">
            <text:p>6/5</text:p>
          </table:table-cell>
          <table:table-cell table:number-columns-repeated="4"/>
          <table:table-cell table:style-name="ce2" office:value-type="string">
            <text:p>11/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0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7T10:22:50</meta:creation-date>
    <dc:date>2009-12-17T10:50:17</dc:date>
    <meta:editing-duration>PT00H26M15S</meta:editing-duration>
    <meta:editing-cycles>2</meta:editing-cycles>
    <meta:generator>OpenOffice.org/3.1$Unix OpenOffice.org_project/310m19$Build-9420</meta:generator>
    <meta:document-statistic meta:table-count="3" meta:cell-count="46" meta:object-count="0"/>
  </office:meta>
</office:document-meta>
</file>